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8" draw:layer="layout" svg:width="4.5cm" svg:height="2.5cm" svg:x="7cm" svg:y="1cm">
          <text:p text:style-name="P1">Main Program</text:p>
        </draw:rect>
        <draw:custom-shape draw:style-name="gr2" draw:text-style-name="P3" draw:id="id2" draw:layer="layout" svg:width="3.5cm" svg:height="2cm" svg:x="3cm" svg:y="3cm">
          <text:p text:style-name="P1"><text:span text:style-name="T1">T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3" draw:layer="layout" svg:width="3.5cm" svg:height="2cm" svg:x="5cm" svg:y="6.5cm">
          <text:p text:style-name="P1"><text:span text:style-name="T1">TPlayer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1" draw:layer="layout" svg:width="3.5cm" svg:height="2cm" svg:x="1cm" svg:y="6.5cm">
          <text:p text:style-name="P1"><text:span text:style-name="T1">TEnemy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4" draw:layer="layout" svg:width="3.5cm" svg:height="2cm" svg:x="14.5cm" svg:y="3.5cm">
          <text:p text:style-name="P1"><text:span text:style-name="T1">TGraphic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5" draw:layer="layout" svg:width="3.5cm" svg:height="2cm" svg:x="16.5cm" svg:y="1cm">
          <text:p text:style-name="P1"><text:span text:style-name="T1">TRotIm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6" draw:layer="layout" svg:width="3.5cm" svg:height="2cm" svg:x="14.5cm" svg:y="9cm">
          <text:p text:style-name="P1"><text:span text:style-name="T1">TUniver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7" draw:layer="layout" svg:width="3.5cm" svg:height="2cm" svg:x="16.5cm" svg:y="6.5cm">
          <text:p text:style-name="P1"><text:span text:style-name="T1">TPlan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2.749cm" svg:y1="6.5cm" svg:x2="4.749cm" svg:y2="5cm" draw:start-shape="id1" draw:start-glue-point="4" draw:end-shape="id2" draw:end-glue-point="6">
          <text:p text:style-name="P1">I</text:p>
        </draw:connector>
        <draw:connector draw:style-name="gr3" draw:text-style-name="P2" draw:layer="layout" svg:x1="6.749cm" svg:y1="6.5cm" svg:x2="4.749cm" svg:y2="5cm" draw:start-shape="id3" draw:start-glue-point="4" draw:end-shape="id2" draw:end-glue-point="6">
          <text:p text:style-name="P1">I</text:p>
        </draw:connector>
        <draw:connector draw:style-name="gr3" draw:text-style-name="P2" draw:layer="layout" svg:x1="16.249cm" svg:y1="3.5cm" svg:x2="18.249cm" svg:y2="3cm" draw:start-shape="id4" draw:start-glue-point="4" draw:end-shape="id5" draw:end-glue-point="6">
          <text:p text:style-name="P1">C</text:p>
        </draw:connector>
        <draw:connector draw:style-name="gr3" draw:text-style-name="P2" draw:layer="layout" svg:x1="16.249cm" svg:y1="9cm" svg:x2="18.249cm" svg:y2="8.5cm" draw:start-shape="id6" draw:start-glue-point="4" draw:end-shape="id7" draw:end-glue-point="6">
          <text:p text:style-name="P1">C</text:p>
        </draw:connector>
        <draw:connector draw:style-name="gr4" draw:text-style-name="P2" draw:layer="layout" draw:line-skew="0.499cm" svg:x1="9.25cm" svg:y1="3.5cm" svg:x2="2.749cm" svg:y2="8.5cm" draw:start-shape="id8" draw:end-shape="id1" draw:end-glue-point="6">
          <text:p text:style-name="P4"/>
        </draw:connector>
        <draw:connector draw:style-name="gr4" draw:text-style-name="P2" draw:layer="layout" draw:line-skew="0.499cm" svg:x1="9.25cm" svg:y1="3.5cm" svg:x2="6.749cm" svg:y2="8.5cm" draw:start-shape="id8" draw:start-glue-point="2" draw:end-shape="id3" draw:end-glue-point="6">
          <text:p text:style-name="P4"/>
        </draw:connector>
        <draw:connector draw:style-name="gr3" draw:text-style-name="P2" draw:layer="layout" svg:x1="9.25cm" svg:y1="3.5cm" svg:x2="14.5cm" svg:y2="4.499cm" draw:start-shape="id8" draw:start-glue-point="2" draw:end-shape="id4" draw:end-glue-point="5">
          <text:p text:style-name="P4"/>
        </draw:connector>
        <draw:connector draw:style-name="gr3" draw:text-style-name="P2" draw:layer="layout" svg:x1="9.25cm" svg:y1="3.5cm" svg:x2="14.5cm" svg:y2="9.999cm" draw:start-shape="id8" draw:start-glue-point="2" draw:end-shape="id6" draw:end-glue-point="5">
          <text:p text:style-name="P1"/>
          <text:p text:style-name="P1"/>
        </draw:connector>
        <draw:frame draw:style-name="gr5" draw:text-style-name="P4" draw:layer="layout" svg:width="1cm" svg:height="0.963cm" svg:x="8.5cm" svg:y="3.537cm">
          <draw:text-box>
            <text:p text:style-name="P4">C</text:p>
          </draw:text-box>
        </draw:frame>
        <draw:ellipse draw:style-name="gr1" draw:text-style-name="P3" draw:id="id9" draw:layer="layout" svg:width="2.5cm" svg:height="1.5cm" svg:x="12cm" svg:y="1cm">
          <text:p text:style-name="P1"><text:span text:style-name="T1">Screen</text:span></text:p>
        </draw:ellipse>
        <draw:connector draw:style-name="gr4" draw:text-style-name="P2" draw:layer="layout" svg:x1="9.25cm" svg:y1="3.5cm" svg:x2="13.25cm" svg:y2="2.5cm" draw:start-shape="id8" draw:start-glue-point="2" draw:end-shape="id9" draw:end-glue-point="2">
          <text:p text:style-name="P4"/>
        </draw:connector>
        <draw:frame draw:style-name="gr6" draw:text-style-name="P4" draw:layer="layout" svg:width="8cm" svg:height="2.387cm" svg:x="2cm" svg:y="10.613cm">
          <draw:text-box>
            <text:p text:style-name="P4">Key</text:p>
            <text:p text:style-name="P4">I = inherits from -&gt;</text:p>
            <text:p text:style-name="P4">C = contains at least 1 -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3-16T16:35:28</meta:creation-date>
    <dc:date>2008-03-16T17:03:42</dc:date>
    <dc:language>en-GB</dc:language>
    <meta:editing-cycles>2</meta:editing-cycles>
    <meta:editing-duration>PT12M4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